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661cm" table:align="left"/>
    </style:style>
    <style:style style:name="Table1.A" style:family="table-column">
      <style:table-column-properties style:column-width="4.563cm"/>
    </style:style>
    <style:style style:name="Table1.B" style:family="table-column">
      <style:table-column-properties style:column-width="4.098cm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6.336cm" table:align="left"/>
    </style:style>
    <style:style style:name="Table2.A" style:family="table-column">
      <style:table-column-properties style:column-width="1.625cm"/>
    </style:style>
    <style:style style:name="Table2.B" style:family="table-column">
      <style:table-column-properties style:column-width="4.711cm"/>
    </style:style>
    <style:style style:name="Table2.A1" style:family="table-cell">
      <style:table-cell-properties style:vertical-align="middle" fo:padding="0.049cm" fo:border="none"/>
    </style:style>
    <style:style style:name="P1" style:family="paragraph" style:parent-style-name="Preformatted_20_Text">
      <style:paragraph-properties fo:margin-top="0cm" fo:margin-bottom="0.499cm" style:contextual-spacing="false"/>
    </style:style>
    <style:style style:name="P2" style:family="paragraph" style:parent-style-name="Text_20_body">
      <style:text-properties officeooo:paragraph-rsid="001de9db"/>
    </style:style>
    <style:style style:name="P3" style:family="paragraph" style:parent-style-name="Preformatted_20_Text">
      <style:paragraph-properties fo:margin-top="0cm" fo:margin-bottom="0.499cm" style:contextual-spacing="false"/>
    </style:style>
    <style:style style:name="P4" style:family="paragraph" style:parent-style-name="Text_20_body" style:list-style-name="L1"/>
    <style:style style:name="P5" style:family="paragraph" style:parent-style-name="Text_20_body" style:list-style-name="L2"/>
    <style:style style:name="P6" style:family="paragraph" style:parent-style-name="Text_20_body" style:list-style-name="L3"/>
    <style:style style:name="P7" style:family="paragraph" style:parent-style-name="Text_20_body" style:list-style-name="L4"/>
    <style:style style:name="P8" style:family="paragraph" style:parent-style-name="Text_20_body" style:list-style-name="L5"/>
    <style:style style:name="P9" style:family="paragraph" style:parent-style-name="Text_20_body" style:list-style-name="L6"/>
    <style:style style:name="P10" style:family="paragraph" style:parent-style-name="Text_20_body" style:list-style-name="L7"/>
    <style:style style:name="P11" style:family="paragraph" style:parent-style-name="Text_20_body" style:list-style-name="L8"/>
    <style:style style:name="P12" style:family="paragraph" style:parent-style-name="Text_20_body" style:list-style-name="L9"/>
    <style:style style:name="P13" style:family="paragraph" style:parent-style-name="Text_20_body" style:list-style-name="L10"/>
    <style:style style:name="P14" style:family="paragraph" style:parent-style-name="Text_20_body" style:list-style-name="L11"/>
    <style:style style:name="P15" style:family="paragraph" style:parent-style-name="Text_20_body" style:list-style-name="L12"/>
    <style:style style:name="P16" style:family="paragraph" style:parent-style-name="Text_20_body" style:list-style-name="L13"/>
    <style:style style:name="P17" style:family="paragraph" style:parent-style-name="Text_20_body" style:list-style-name="L14"/>
    <style:style style:name="P18" style:family="paragraph" style:parent-style-name="Text_20_body" style:list-style-name="L15"/>
    <style:style style:name="P19" style:family="paragraph" style:parent-style-name="Text_20_body" style:list-style-name="L16"/>
    <style:style style:name="P20" style:family="paragraph" style:parent-style-name="Text_20_body" style:list-style-name="L17"/>
    <style:style style:name="P21" style:family="paragraph" style:parent-style-name="Text_20_body" style:list-style-name="L18"/>
    <style:style style:name="P22" style:family="paragraph" style:parent-style-name="Text_20_body" style:list-style-name="L19"/>
    <style:style style:name="P23" style:family="paragraph" style:parent-style-name="Text_20_body" style:list-style-name="L20"/>
    <style:style style:name="P24" style:family="paragraph" style:parent-style-name="Text_20_body" style:list-style-name="L21"/>
    <style:style style:name="P25" style:family="paragraph" style:parent-style-name="Text_20_body" style:list-style-name="L22"/>
    <style:style style:name="P26" style:family="paragraph" style:parent-style-name="Text_20_body" style:list-style-name="L23"/>
    <style:style style:name="P27" style:family="paragraph" style:parent-style-name="Text_20_body">
      <style:text-properties officeooo:paragraph-rsid="001de9db"/>
    </style:style>
    <style:style style:name="P28" style:family="paragraph" style:parent-style-name="Text_20_body" style:list-style-name="L24"/>
    <style:style style:name="P29" style:family="paragraph" style:parent-style-name="Text_20_body" style:list-style-name="L25"/>
    <style:style style:name="P30" style:family="paragraph" style:parent-style-name="Text_20_body" style:list-style-name="L26"/>
    <style:style style:name="P31" style:family="paragraph" style:parent-style-name="Text_20_body" style:list-style-name="L27"/>
    <style:style style:name="P32" style:family="paragraph" style:parent-style-name="Text_20_body" style:list-style-name="L28"/>
    <style:style style:name="P33" style:family="paragraph" style:parent-style-name="Text_20_body" style:list-style-name="L29"/>
    <style:style style:name="P34" style:family="paragraph" style:parent-style-name="Text_20_body" style:list-style-name="L30"/>
    <style:style style:name="P35" style:family="paragraph" style:parent-style-name="Text_20_body" style:list-style-name="L31"/>
    <style:style style:name="P36" style:family="paragraph" style:parent-style-name="Text_20_body" style:list-style-name="L32"/>
    <style:style style:name="P37" style:family="paragraph" style:parent-style-name="Text_20_body" style:list-style-name="L33"/>
    <style:style style:name="P38" style:family="paragraph" style:parent-style-name="Text_20_body" style:list-style-name="L34"/>
    <style:style style:name="P39" style:family="paragraph" style:parent-style-name="Text_20_body" style:list-style-name="L35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number text:level="1" text:style-name="Numbering_20_Symbols" loext:num-list-format="%1%." style:num-suffix="." style:num-format="1" text:start-value="3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number text:level="1" text:style-name="Numbering_20_Symbols" loext:num-list-format="%1%." style:num-suffix="." style:num-format="1" text:start-value="5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Excellent.<text:line-break/>Now we formalize the <text:span text:style-name="Strong_20_Emphasis">Audit &amp; Compliance Framework — Trust, Traceability &amp; Legal Safety Architecture</text:span>.</text:p>
      <text:p text:style-name="Text_20_body">This framework protects you from:</text:p>
      <text:list text:style-name="L24">
        <text:list-item>
          <text:p text:style-name="P28">Disputes from institutes</text:p>
        </text:list-item>
        <text:list-item>
          <text:p text:style-name="P28">Billing disputes</text:p>
        </text:list-item>
        <text:list-item>
          <text:p text:style-name="P28">Parent complaints</text:p>
        </text:list-item>
        <text:list-item>
          <text:p text:style-name="P28">Data manipulation accusations</text:p>
        </text:list-item>
        <text:list-item>
          <text:p text:style-name="P28">Regulatory scrutiny</text:p>
        </text:list-item>
        <text:list-item>
          <text:p text:style-name="P28">Internal misuse</text:p>
        </text:list-item>
        <text:list-item>
          <text:p text:style-name="P28">Vendor error</text:p>
        </text:list-item>
        <text:list-item>
          <text:p text:style-name="P28">Calibration disputes</text:p>
        </text:list-item>
      </text:list>
      <text:p text:style-name="Text_20_body">Audit is not logging.<text:line-break/>Audit is legally defensible traceability.</text:p>
      <text:p text:style-name="Horizontal_20_Line"/>
      <text:h text:style-name="Heading_20_1" text:outline-level="1">🧠 CORE PRINCIPLES</text:h>
      <text:list text:style-name="L25">
        <text:list-item>
          <text:p text:style-name="P29"><text:span text:style-name="Strong_20_Emphasis">Immutable logs</text:span></text:p>
        </text:list-item>
        <text:list-item>
          <text:p text:style-name="P29"><text:span text:style-name="Strong_20_Emphasis">Append-only design</text:span></text:p>
        </text:list-item>
        <text:list-item>
          <text:p text:style-name="P29"><text:span text:style-name="Strong_20_Emphasis">No silent mutation</text:span></text:p>
        </text:list-item>
        <text:list-item>
          <text:p text:style-name="P29"><text:span text:style-name="Strong_20_Emphasis">Vendor accountability</text:span></text:p>
        </text:list-item>
        <text:list-item>
          <text:p text:style-name="P29"><text:span text:style-name="Strong_20_Emphasis">Reconstructability</text:span></text:p>
        </text:list-item>
        <text:list-item>
          <text:p text:style-name="P29"><text:span text:style-name="Strong_20_Emphasis">Retention clarity</text:span></text:p>
        </text:list-item>
        <text:list-item>
          <text:p text:style-name="P29"><text:span text:style-name="Strong_20_Emphasis">Data export compliance</text:span></text:p>
        </text:list-item>
      </text:list>
      <text:p text:style-name="Text_20_body">Everything must be reconstructable from logs.</text:p>
      <text:p text:style-name="Horizontal_20_Line"/>
      <text:h text:style-name="Heading_20_1" text:outline-level="1">🏛 AUDIT COLLECTION STRUCTURE</text:h>
      <text:p text:style-name="Text_20_body">Global Collection:</text:p>
      <text:p text:style-name="P1"><text:span text:style-name="Source_20_Text">auditLogs/{auditId}</text:span></text:p>
      <text:p text:style-name="Text_20_body">Vendor-only collection:</text:p>
      <text:p text:style-name="P1"><text:span text:style-name="Source_20_Text">vendorAuditLogs/{auditId}</text:span></text:p>
      <text:p text:style-name="Text_20_body">Institution-level subcollection:</text:p>
      <text:p text:style-name="P1"><text:soft-page-break/><text:span text:style-name="Source_20_Text">institutes/{id}/auditLogs/{auditId}</text:span></text:p>
      <text:p text:style-name="Text_20_body">Use write-only pattern (no updates).</text:p>
      <text:p text:style-name="Horizontal_20_Line"/>
      <text:h text:style-name="Heading_20_1" text:outline-level="1">1️⃣ ACTION LOGGING ARCHITECTURE</text:h>
      <text:h text:style-name="Heading_20_2" text:outline-level="2">Purpose</text:h>
      <text:p text:style-name="Text_20_body">Track all critical actions:</text:p>
      <text:list text:style-name="L26">
        <text:list-item>
          <text:p text:style-name="P30">Create test</text:p>
        </text:list-item>
        <text:list-item>
          <text:p text:style-name="P30">Edit template</text:p>
        </text:list-item>
        <text:list-item>
          <text:p text:style-name="P30">Assign test</text:p>
        </text:list-item>
        <text:list-item>
          <text:p text:style-name="P30">Archive academic year</text:p>
        </text:list-item>
        <text:list-item>
          <text:p text:style-name="P30">Change execution policy</text:p>
        </text:list-item>
        <text:list-item>
          <text:p text:style-name="P30">Add/remove student</text:p>
        </text:list-item>
        <text:list-item>
          <text:p text:style-name="P30">Bulk upload questions</text:p>
        </text:list-item>
        <text:list-item>
          <text:p text:style-name="P30">Override enforcement</text:p>
        </text:list-item>
        <text:list-item>
          <text:p text:style-name="P30">Change role</text:p>
        </text:list-item>
        <text:list-item>
          <text:p text:style-name="P30">Update settings</text:p>
        </text:list-item>
      </text:list>
      <text:p text:style-name="Horizontal_20_Line"/>
      <text:h text:style-name="Heading_20_2" text:outline-level="2">Audit Log Schema</text:h>
      <text:p text:style-name="Preformatted_20_Text"><text:span text:style-name="Source_20_Text">{</text:span></text:p>
      <text:p text:style-name="Preformatted_20_Text"><text:span text:style-name="Source_20_Text"><text:s text:c="2"/>"auditId": "uuid",</text:span></text:p>
      <text:p text:style-name="Preformatted_20_Text"><text:span text:style-name="Source_20_Text"><text:s text:c="2"/>"timestamp": "serverTimestamp",</text:span></text:p>
      <text:p text:style-name="Preformatted_20_Text"><text:span text:style-name="Source_20_Text"><text:s text:c="2"/>"actorId": "userId",</text:span></text:p>
      <text:p text:style-name="Preformatted_20_Text"><text:span text:style-name="Source_20_Text"><text:s text:c="2"/>"actorRole": "Admin | Teacher | Director | Vendor",</text:span></text:p>
      <text:p text:style-name="Preformatted_20_Text"><text:span text:style-name="Source_20_Text"><text:s text:c="2"/>"tenantId": "instituteId",</text:span></text:p>
      <text:p text:style-name="Preformatted_20_Text"><text:span text:style-name="Source_20_Text"><text:s text:c="2"/>"actionType": "CREATE_TEST",</text:span></text:p>
      <text:p text:style-name="Preformatted_20_Text"><text:span text:style-name="Source_20_Text"><text:s text:c="2"/>"entityType": "test | student | assignment | license | calibration",</text:span></text:p>
      <text:p text:style-name="Preformatted_20_Text"><text:span text:style-name="Source_20_Text"><text:s text:c="2"/>"entityId": "docId",</text:span></text:p>
      <text:p text:style-name="Preformatted_20_Text"><text:span text:style-name="Source_20_Text"><text:s text:c="2"/>"before": { },</text:span></text:p>
      <text:p text:style-name="Preformatted_20_Text"><text:span text:style-name="Source_20_Text"><text:s text:c="2"/>"after": { },</text:span></text:p>
      <text:p text:style-name="Preformatted_20_Text"><text:span text:style-name="Source_20_Text"><text:s text:c="2"/>"ipAddress": "...",</text:span></text:p>
      <text:p text:style-name="Preformatted_20_Text"><text:span text:style-name="Source_20_Text"><text:s text:c="2"/>"userAgent": "...",</text:span></text:p>
      <text:p text:style-name="Preformatted_20_Text"><text:span text:style-name="Source_20_Text"><text:s text:c="2"/>"layer": "L2",</text:span></text:p>
      <text:p text:style-name="Preformatted_20_Text"><text:span text:style-name="Source_20_Text"><text:s text:c="2"/>"calibrationVersion": "v1.3",</text:span></text:p>
      <text:p text:style-name="Preformatted_20_Text"><text:span text:style-name="Source_20_Text"><text:s text:c="2"/>"riskModelVersion": "r1.2"</text:span></text:p>
      <text:p text:style-name="P1"><text:span text:style-name="Source_20_Text">}</text:span></text:p>
      <text:p text:style-name="Horizontal_20_Line"/>
      <text:h text:style-name="Heading_20_2" text:outline-level="2"><text:soft-page-break/>Key Rule</text:h>
      <text:list text:style-name="L27">
        <text:list-item>
          <text:p text:style-name="P31"><text:span text:style-name="Source_20_Text">before</text:span> and <text:span text:style-name="Source_20_Text">after</text:span> must not store full session data.</text:p>
        </text:list-item>
        <text:list-item>
          <text:p text:style-name="P31">Only relevant delta fields.</text:p>
        </text:list-item>
      </text:list>
      <text:p text:style-name="Horizontal_20_Line"/>
      <text:h text:style-name="Heading_20_1" text:outline-level="1">2️⃣ LICENSE CHANGE LOGS</text:h>
      <text:p text:style-name="Text_20_body">Critical for billing disputes.</text:p>
      <text:p text:style-name="Text_20_body">Collection:</text:p>
      <text:p text:style-name="P1"><text:span text:style-name="Source_20_Text">institutes/{id}/licenseHistory/{entryId}</text:span></text:p>
      <text:p text:style-name="Text_20_body">Schema:</text:p>
      <text:p text:style-name="Preformatted_20_Text"><text:span text:style-name="Source_20_Text">{</text:span></text:p>
      <text:p text:style-name="Preformatted_20_Text"><text:span text:style-name="Source_20_Text"><text:s text:c="2"/>"timestamp": "...",</text:span></text:p>
      <text:p text:style-name="Preformatted_20_Text"><text:span text:style-name="Source_20_Text"><text:s text:c="2"/>"previousLayer": "L1",</text:span></text:p>
      <text:p text:style-name="Preformatted_20_Text"><text:span text:style-name="Source_20_Text"><text:s text:c="2"/>"newLayer": "L2",</text:span></text:p>
      <text:p text:style-name="Preformatted_20_Text"><text:span text:style-name="Source_20_Text"><text:s text:c="2"/>"previousStudentLimit": 200,</text:span></text:p>
      <text:p text:style-name="Preformatted_20_Text"><text:span text:style-name="Source_20_Text"><text:s text:c="2"/>"newStudentLimit": 500,</text:span></text:p>
      <text:p text:style-name="Preformatted_20_Text"><text:span text:style-name="Source_20_Text"><text:s text:c="2"/>"changedBy": "vendorUserId",</text:span></text:p>
      <text:p text:style-name="Preformatted_20_Text"><text:span text:style-name="Source_20_Text"><text:s text:c="2"/>"reason": "Upgrade request",</text:span></text:p>
      <text:p text:style-name="Preformatted_20_Text"><text:span text:style-name="Source_20_Text"><text:s text:c="2"/>"stripeInvoiceId": "...",</text:span></text:p>
      <text:p text:style-name="Preformatted_20_Text"><text:span text:style-name="Source_20_Text"><text:s text:c="2"/>"effectiveDate": "..."</text:span></text:p>
      <text:p text:style-name="P1"><text:span text:style-name="Source_20_Text">}</text:span></text:p>
      <text:p text:style-name="Text_20_body">Must be immutable.</text:p>
      <text:p text:style-name="Horizontal_20_Line"/>
      <text:h text:style-name="Heading_20_1" text:outline-level="1">3️⃣ CALIBRATION PUSH LOGS</text:h>
      <text:p text:style-name="Text_20_body">Critical because calibration affects risk scoring.</text:p>
      <text:p text:style-name="Text_20_body">Collection:</text:p>
      <text:p text:style-name="P1"><text:span text:style-name="Source_20_Text">vendorCalibrationLogs/{logId}</text:span></text:p>
      <text:p text:style-name="Text_20_body">Schema:</text:p>
      <text:p text:style-name="Preformatted_20_Text"><text:span text:style-name="Source_20_Text">{</text:span></text:p>
      <text:p text:style-name="Preformatted_20_Text"><text:span text:style-name="Source_20_Text"><text:s text:c="2"/>"timestamp": "...",</text:span></text:p>
      <text:p text:style-name="Preformatted_20_Text"><text:span text:style-name="Source_20_Text"><text:s text:c="2"/>"calibrationVersion": "v2.0",</text:span></text:p>
      <text:p text:style-name="Preformatted_20_Text"><text:span text:style-name="Source_20_Text"><text:s text:c="2"/>"affectedInstitutes": ["inst1", "inst2"],</text:span></text:p>
      <text:p text:style-name="Preformatted_20_Text"><text:span text:style-name="Source_20_Text"><text:s text:c="2"/>"simulationVersion": "sim_v2_preview",</text:span></text:p>
      <text:p text:style-name="Preformatted_20_Text"><text:span text:style-name="Source_20_Text"><text:s text:c="2"/>"activatedBy": "vendorUserId",</text:span></text:p>
      <text:p text:style-name="Preformatted_20_Text"><text:span text:style-name="Source_20_Text"><text:s text:c="2"/>"rollbackAvailable": true</text:span></text:p>
      <text:p text:style-name="P1"><text:span text:style-name="Source_20_Text">}</text:span></text:p>
      <text:p text:style-name="Text_20_body">Institution mirror log:</text:p>
      <text:p text:style-name="P1"><text:span text:style-name="Source_20_Text">institutes/{id}/calibrationHistory/{entryId}</text:span></text:p>
      <text:p text:style-name="Horizontal_20_Line"/>
      <text:h text:style-name="Heading_20_1" text:outline-level="1"><text:soft-page-break/>4️⃣ OVERRIDE LOGS</text:h>
      <text:p text:style-name="Text_20_body">Overrides affect fairness perception.</text:p>
      <text:p text:style-name="Text_20_body">Collection:</text:p>
      <text:p text:style-name="P1"><text:span text:style-name="Source_20_Text">institutes/{id}/overrideLogs/{overrideId}</text:span></text:p>
      <text:p text:style-name="Text_20_body">Schema:</text:p>
      <text:p text:style-name="Preformatted_20_Text"><text:span text:style-name="Source_20_Text">{</text:span></text:p>
      <text:p text:style-name="Preformatted_20_Text"><text:span text:style-name="Source_20_Text"><text:s text:c="2"/>"timestamp": "...",</text:span></text:p>
      <text:p text:style-name="Preformatted_20_Text"><text:span text:style-name="Source_20_Text"><text:s text:c="2"/>"runId": "...",</text:span></text:p>
      <text:p text:style-name="Preformatted_20_Text"><text:span text:style-name="Source_20_Text"><text:s text:c="2"/>"studentId": "...",</text:span></text:p>
      <text:p text:style-name="Preformatted_20_Text"><text:span text:style-name="Source_20_Text"><text:s text:c="2"/>"overrideType": "MIN_TIME_BYPASS | FORCE_SUBMIT | MODE_CHANGE",</text:span></text:p>
      <text:p text:style-name="Preformatted_20_Text"><text:span text:style-name="Source_20_Text"><text:s text:c="2"/>"justification": "Network issue",</text:span></text:p>
      <text:p text:style-name="Preformatted_20_Text"><text:span text:style-name="Source_20_Text"><text:s text:c="2"/>"performedBy": "teacherId"</text:span></text:p>
      <text:p text:style-name="P1"><text:span text:style-name="Source_20_Text">}</text:span></text:p>
      <text:p text:style-name="Text_20_body">This protects you legally.</text:p>
      <text:p text:style-name="Horizontal_20_Line"/>
      <text:h text:style-name="Heading_20_1" text:outline-level="1">5️⃣ DATA RETENTION COMPLIANCE</text:h>
      <text:p text:style-name="Text_20_body">Define retention policies clearly.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Heading">Data Type</text:p>
            </table:table-cell>
            <table:table-cell table:style-name="Table1.A1" office:value-type="string">
              <text:p text:style-name="Table_20_Heading">Retention</text:p>
            </table:table-cell>
          </table:table-row>
        </table:table-header-rows>
        <table:table-row>
          <table:table-cell table:style-name="Table1.A1" office:value-type="string">
            <text:p text:style-name="Table_20_Contents">Session-level Firestore</text:p>
          </table:table-cell>
          <table:table-cell table:style-name="Table1.A1" office:value-type="string">
            <text:p text:style-name="Table_20_Contents">Current academic year</text:p>
          </table:table-cell>
        </table:table-row>
        <table:table-row>
          <table:table-cell table:style-name="Table1.A1" office:value-type="string">
            <text:p text:style-name="Table_20_Contents">BigQuery session archive</text:p>
          </table:table-cell>
          <table:table-cell table:style-name="Table1.A1" office:value-type="string">
            <text:p text:style-name="Table_20_Contents">5 years</text:p>
          </table:table-cell>
        </table:table-row>
        <table:table-row>
          <table:table-cell table:style-name="Table1.A1" office:value-type="string">
            <text:p text:style-name="Table_20_Contents">Audit logs</text:p>
          </table:table-cell>
          <table:table-cell table:style-name="Table1.A1" office:value-type="string">
            <text:p text:style-name="Table_20_Contents">7 years</text:p>
          </table:table-cell>
        </table:table-row>
        <table:table-row>
          <table:table-cell table:style-name="Table1.A1" office:value-type="string">
            <text:p text:style-name="Table_20_Contents">License history</text:p>
          </table:table-cell>
          <table:table-cell table:style-name="Table1.A1" office:value-type="string">
            <text:p text:style-name="Table_20_Contents">Permanent</text:p>
          </table:table-cell>
        </table:table-row>
        <table:table-row>
          <table:table-cell table:style-name="Table1.A1" office:value-type="string">
            <text:p text:style-name="Table_20_Contents">Calibration history</text:p>
          </table:table-cell>
          <table:table-cell table:style-name="Table1.A1" office:value-type="string">
            <text:p text:style-name="Table_20_Contents">Permanent</text:p>
          </table:table-cell>
        </table:table-row>
        <table:table-row>
          <table:table-cell table:style-name="Table1.A1" office:value-type="string">
            <text:p text:style-name="Table_20_Contents">Email logs</text:p>
          </table:table-cell>
          <table:table-cell table:style-name="Table1.A1" office:value-type="string">
            <text:p text:style-name="Table_20_Contents">1 year</text:p>
          </table:table-cell>
        </table:table-row>
      </table:table>
      <text:p text:style-name="Text_20_body">These must be configurable.</text:p>
      <text:p text:style-name="Horizontal_20_Line"/>
      <text:h text:style-name="Heading_20_1" text:outline-level="1">6️⃣ USER DATA EXPORT REQUEST HANDLING</text:h>
      <text:p text:style-name="Text_20_body">For compliance (India DPDP Act / GDPR-like behavior):</text:p>
      <text:p text:style-name="Text_20_body">Allow:</text:p>
      <text:p text:style-name="Text_20_body">Student data export request.</text:p>
      <text:p text:style-name="Text_20_body">Flow:</text:p>
      <text:list text:style-name="L28">
        <text:list-item>
          <text:p text:style-name="P32">Student requests export.</text:p>
        </text:list-item>
        <text:list-item>
          <text:p text:style-name="P32">Admin approves.</text:p>
        </text:list-item>
        <text:list-item>
          <text:p text:style-name="P32"><text:soft-page-break/>System generates export bundle:</text:p>
          <text:list>
            <text:list-item>
              <text:p text:style-name="P32">Profile info</text:p>
            </text:list-item>
            <text:list-item>
              <text:p text:style-name="P32">Test history</text:p>
            </text:list-item>
            <text:list-item>
              <text:p text:style-name="P32">Raw Score % + Accuracy %</text:p>
            </text:list-item>
            <text:list-item>
              <text:p text:style-name="P32">Risk summary</text:p>
            </text:list-item>
            <text:list-item>
              <text:p text:style-name="P32">Phase adherence</text:p>
            </text:list-item>
            <text:list-item>
              <text:p text:style-name="P32">AI summaries</text:p>
            </text:list-item>
          </text:list>
        </text:list-item>
        <text:list-item>
          <text:p text:style-name="P32">Deliver secure download link.</text:p>
        </text:list-item>
        <text:list-item>
          <text:p text:style-name="P32">Log in audit:</text:p>
        </text:list-item>
      </text:list>
      <text:p text:style-name="Preformatted_20_Text"><text:span text:style-name="Source_20_Text">{</text:span></text:p>
      <text:p text:style-name="Preformatted_20_Text"><text:span text:style-name="Source_20_Text"><text:s text:c="2"/>"actionType": "DATA_EXPORT",</text:span></text:p>
      <text:p text:style-name="Preformatted_20_Text"><text:span text:style-name="Source_20_Text"><text:s text:c="2"/>"requestedBy": "studentId",</text:span></text:p>
      <text:p text:style-name="Preformatted_20_Text"><text:span text:style-name="Source_20_Text"><text:s text:c="2"/>"approvedBy": "adminId",</text:span></text:p>
      <text:p text:style-name="Preformatted_20_Text"><text:span text:style-name="Source_20_Text"><text:s text:c="2"/>"timestamp": "...",</text:span></text:p>
      <text:p text:style-name="Preformatted_20_Text"><text:span text:style-name="Source_20_Text"><text:s text:c="2"/>"exportHash": "sha256",</text:span></text:p>
      <text:p text:style-name="Preformatted_20_Text"><text:span text:style-name="Source_20_Text"><text:s text:c="2"/>"expiresAt": "..."</text:span></text:p>
      <text:p text:style-name="P1"><text:span text:style-name="Source_20_Text">}</text:span></text:p>
      <text:p text:style-name="Horizontal_20_Line"/>
      <text:h text:style-name="Heading_20_1" text:outline-level="1">7️⃣ DATA DELETION REQUEST HANDLING</text:h>
      <text:p text:style-name="Text_20_body">Soft-delete only.</text:p>
      <text:p text:style-name="Text_20_body">Steps:</text:p>
      <text:list text:style-name="L29">
        <text:list-item>
          <text:p text:style-name="P33">Mark student as <text:span text:style-name="Source_20_Text">deleted: true</text:span></text:p>
        </text:list-item>
        <text:list-item>
          <text:p text:style-name="P33">Remove from billing count</text:p>
        </text:list-item>
        <text:list-item>
          <text:p text:style-name="P33">Remove from active queries</text:p>
        </text:list-item>
        <text:list-item>
          <text:p text:style-name="P33">Retain historical records</text:p>
        </text:list-item>
        <text:list-item>
          <text:p text:style-name="P33">Log action</text:p>
        </text:list-item>
      </text:list>
      <text:p text:style-name="Text_20_body">Never physically delete sessions or analytics.</text:p>
      <text:p text:style-name="Horizontal_20_Line"/>
      <text:h text:style-name="Heading_20_1" text:outline-level="1">8️⃣ CALIBRATION ACCOUNTABILITY MODEL</text:h>
      <text:p text:style-name="Text_20_body">For every session:</text:p>
      <text:p text:style-name="Text_20_body">Store:</text:p>
      <text:p text:style-name="Preformatted_20_Text"><text:soft-page-break/><text:span text:style-name="Source_20_Text">{</text:span></text:p>
      <text:p text:style-name="Preformatted_20_Text"><text:span text:style-name="Source_20_Text"><text:s text:c="2"/>"calibrationVersion": "...",</text:span></text:p>
      <text:p text:style-name="Preformatted_20_Text"><text:span text:style-name="Source_20_Text"><text:s text:c="2"/>"riskModelVersion": "...",</text:span></text:p>
      <text:p text:style-name="Preformatted_20_Text"><text:span text:style-name="Source_20_Text"><text:s text:c="2"/>"templateVersion": "...",</text:span></text:p>
      <text:p text:style-name="Preformatted_20_Text"><text:span text:style-name="Source_20_Text"><text:s text:c="2"/>"questionVersionSnapshot": [...]</text:span></text:p>
      <text:p text:style-name="P1"><text:span text:style-name="Source_20_Text">}</text:span></text:p>
      <text:p text:style-name="Text_20_body">So that:</text:p>
      <text:p text:style-name="Text_20_body">If institute disputes risk classification,<text:line-break/>You can reconstruct scoring logic.</text:p>
      <text:p text:style-name="Horizontal_20_Line"/>
      <text:h text:style-name="Heading_20_1" text:outline-level="1">9️⃣ SYSTEM INTEGRITY CHECKS</text:h>
      <text:p text:style-name="Text_20_body">Nightly audit job:</text:p>
      <text:list text:style-name="L30">
        <text:list-item>
          <text:p text:style-name="P34">Check orphan sessions</text:p>
        </text:list-item>
        <text:list-item>
          <text:p text:style-name="P34">Check mismatched aggregate counts</text:p>
        </text:list-item>
        <text:list-item>
          <text:p text:style-name="P34">Check missing analytics</text:p>
        </text:list-item>
        <text:list-item>
          <text:p text:style-name="P34">Check duplicate license states</text:p>
        </text:list-item>
      </text:list>
      <text:p text:style-name="Text_20_body">Log anomalies in:</text:p>
      <text:p text:style-name="P1"><text:span text:style-name="Source_20_Text">vendorAuditLogs</text:span></text:p>
      <text:p text:style-name="Horizontal_20_Line"/>
      <text:h text:style-name="Heading_20_1" text:outline-level="1">🔟 ROLE-BASED AUDIT ACCESS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Table_20_Heading">Role</text:p>
            </table:table-cell>
            <table:table-cell table:style-name="Table2.A1" office:value-type="string">
              <text:p text:style-name="Table_20_Heading">Can View Audit?</text:p>
            </table:table-cell>
          </table:table-row>
        </table:table-header-rows>
        <table:table-row>
          <table:table-cell table:style-name="Table2.A1" office:value-type="string">
            <text:p text:style-name="Table_20_Contents">Admin</text:p>
          </table:table-cell>
          <table:table-cell table:style-name="Table2.A1" office:value-type="string">
            <text:p text:style-name="Table_20_Contents">Institute logs only</text:p>
          </table:table-cell>
        </table:table-row>
        <table:table-row>
          <table:table-cell table:style-name="Table2.A1" office:value-type="string">
            <text:p text:style-name="Table_20_Contents">Teacher</text:p>
          </table:table-cell>
          <table:table-cell table:style-name="Table2.A1" office:value-type="string">
            <text:p text:style-name="Table_20_Contents">Limited (assignment logs)</text:p>
          </table:table-cell>
        </table:table-row>
        <table:table-row>
          <table:table-cell table:style-name="Table2.A1" office:value-type="string">
            <text:p text:style-name="Table_20_Contents">Director</text:p>
          </table:table-cell>
          <table:table-cell table:style-name="Table2.A1" office:value-type="string">
            <text:p text:style-name="Table_20_Contents">Governance-level</text:p>
          </table:table-cell>
        </table:table-row>
        <table:table-row>
          <table:table-cell table:style-name="Table2.A1" office:value-type="string">
            <text:p text:style-name="Table_20_Contents">Vendor</text:p>
          </table:table-cell>
          <table:table-cell table:style-name="Table2.A1" office:value-type="string">
            <text:p text:style-name="Table_20_Contents">Full</text:p>
          </table:table-cell>
        </table:table-row>
        <table:table-row>
          <table:table-cell table:style-name="Table2.A1" office:value-type="string">
            <text:p text:style-name="Table_20_Contents">Student</text:p>
          </table:table-cell>
          <table:table-cell table:style-name="Table2.A1" office:value-type="string">
            <text:p text:style-name="Table_20_Contents">None</text:p>
          </table:table-cell>
        </table:table-row>
      </table:table>
      <text:p text:style-name="Horizontal_20_Line"/>
      <text:h text:style-name="Heading_20_1" text:outline-level="1">11️⃣ TAMPER PROTECTION</text:h>
      <text:p text:style-name="Text_20_body">Audit logs must:</text:p>
      <text:list text:style-name="L31">
        <text:list-item>
          <text:p text:style-name="P35">Be write-once</text:p>
        </text:list-item>
        <text:list-item>
          <text:p text:style-name="P35">No update allowed</text:p>
        </text:list-item>
        <text:list-item>
          <text:p text:style-name="P35">No delete allowed</text:p>
        </text:list-item>
        <text:list-item>
          <text:p text:style-name="P35">Indexed by timestamp</text:p>
        </text:list-item>
        <text:list-item>
          <text:p text:style-name="P35"><text:soft-page-break/>Stored with serverTimestamp only</text:p>
        </text:list-item>
      </text:list>
      <text:p text:style-name="Text_20_body">Firestore rule:</text:p>
      <text:p text:style-name="Preformatted_20_Text"><text:span text:style-name="Source_20_Text">allow update: if false;</text:span></text:p>
      <text:p text:style-name="P1"><text:span text:style-name="Source_20_Text">allow delete: if false;</text:span></text:p>
      <text:p text:style-name="Horizontal_20_Line"/>
      <text:h text:style-name="Heading_20_1" text:outline-level="1">12️⃣ REPORTABLE INCIDENT FRAMEWORK</text:h>
      <text:p text:style-name="Text_20_body">If major incident:</text:p>
      <text:list text:style-name="L32">
        <text:list-item>
          <text:p text:style-name="P36">Generate governance report</text:p>
        </text:list-item>
        <text:list-item>
          <text:p text:style-name="P36">Include:</text:p>
          <text:list>
            <text:list-item>
              <text:p text:style-name="P36">Incident timeline</text:p>
            </text:list-item>
            <text:list-item>
              <text:p text:style-name="P36">Affected runs</text:p>
            </text:list-item>
            <text:list-item>
              <text:p text:style-name="P36">Recovery action</text:p>
            </text:list-item>
            <text:list-item>
              <text:p text:style-name="P36">Calibration version at time</text:p>
            </text:list-item>
            <text:list-item>
              <text:p text:style-name="P36">User involved</text:p>
            </text:list-item>
          </text:list>
        </text:list-item>
        <text:list-item>
          <text:p text:style-name="P36">Export PDF</text:p>
        </text:list-item>
        <text:list-item>
          <text:p text:style-name="P36">Lock report immutable</text:p>
        </text:list-item>
      </text:list>
      <text:p text:style-name="Horizontal_20_Line"/>
      <text:h text:style-name="Heading_20_1" text:outline-level="1">13️⃣ BILLING DISPUTE PROTECTION</text:h>
      <text:p text:style-name="Text_20_body">For every billing cycle:</text:p>
      <text:p text:style-name="Text_20_body">Store snapshot:</text:p>
      <text:p text:style-name="P1"><text:span text:style-name="Source_20_Text">billingSnapshots/{cycleId}</text:span></text:p>
      <text:p text:style-name="Text_20_body">Include:</text:p>
      <text:list text:style-name="L33">
        <text:list-item>
          <text:p text:style-name="P37">Active student count</text:p>
        </text:list-item>
        <text:list-item>
          <text:p text:style-name="P37">Peak usage</text:p>
        </text:list-item>
        <text:list-item>
          <text:p text:style-name="P37">License tier</text:p>
        </text:list-item>
        <text:list-item>
          <text:p text:style-name="P37">Invoice ID</text:p>
        </text:list-item>
        <text:list-item>
          <text:p text:style-name="P37">Stripe webhook status</text:p>
        </text:list-item>
      </text:list>
      <text:p text:style-name="Text_20_body">So institute cannot dispute historical billing.</text:p>
      <text:p text:style-name="Horizontal_20_Line"/>
      <text:h text:style-name="Heading_20_1" text:outline-level="1"><text:soft-page-break/>14️⃣ CROSS-INSTITUTE INTELLIGENCE COMPLIANCE</text:h>
      <text:p text:style-name="Text_20_body">Vendor-level analytics must:</text:p>
      <text:list text:style-name="L34">
        <text:list-item>
          <text:p text:style-name="P38">Never expose identifiable student data</text:p>
        </text:list-item>
        <text:list-item>
          <text:p text:style-name="P38">Only show anonymized aggregates</text:p>
        </text:list-item>
        <text:list-item>
          <text:p text:style-name="P38">No institute data visible to other institutes</text:p>
        </text:list-item>
      </text:list>
      <text:p text:style-name="Horizontal_20_Line"/>
      <text:h text:style-name="Heading_20_1" text:outline-level="1">15️⃣ LEGAL SAFETY SUMMARY</text:h>
      <text:p text:style-name="Text_20_body">Your system now supports:</text:p>
      <text:p text:style-name="Text_20_body">✔ Traceable overrides<text:line-break/>✔ Calibration accountability<text:line-break/>✔ License mutation tracking<text:line-break/>✔ Immutable audit trails<text:line-break/>✔ Data export compliance<text:line-break/>✔ Soft-delete compliance<text:line-break/>✔ Retention clarity<text:line-break/>✔ Cross-institute data isolation<text:line-break/>✔ Billing snapshot defensibility</text:p>
      <text:p text:style-name="Horizontal_20_Line"/>
      <text:h text:style-name="Heading_20_1" text:outline-level="1">🎯 FINAL AUDIT &amp; COMPLIANCE SUMMARY</text:h>
      <text:p text:style-name="Text_20_body">You now have:</text:p>
      <text:list text:style-name="L35">
        <text:list-item>
          <text:p text:style-name="P39">Action logging architecture</text:p>
        </text:list-item>
        <text:list-item>
          <text:p text:style-name="P39">License change log framework</text:p>
        </text:list-item>
        <text:list-item>
          <text:p text:style-name="P39">Calibration push logging</text:p>
        </text:list-item>
        <text:list-item>
          <text:p text:style-name="P39">Override accountability system</text:p>
        </text:list-item>
        <text:list-item>
          <text:p text:style-name="P39">Data retention enforcement</text:p>
        </text:list-item>
        <text:list-item>
          <text:p text:style-name="P39">Data export workflow</text:p>
        </text:list-item>
        <text:list-item>
          <text:p text:style-name="P39">Immutable log enforcement</text:p>
        </text:list-item>
        <text:list-item>
          <text:p text:style-name="P39">Vendor-level oversight</text:p>
        </text:list-item>
        <text:list-item>
          <text:p text:style-name="P39">Billing dispute protection</text:p>
        </text:list-item>
        <text:list-item>
          <text:p text:style-name="P39"><text:soft-page-break/>Legal defensibility layer</text:p>
        </text:list-item>
      </text:list>
      <text:p text:style-name="Text_20_body">This completes your governance + compliance backbone.</text:p>
      <text:p text:style-name="Horizontal_20_Line"/>
      <text:p text:style-name="Text_20_body">At this point, your blueprint is enterprise-complete from:</text:p>
      <text:p text:style-name="Text_20_body">Architecture<text:line-break/>Execution<text:line-break/>Analytics<text:line-break/>Governance<text:line-break/>Vendor Intelligence<text:line-break/>Billing<text:line-break/>DevOps<text:line-break/>Monitoring<text:line-break/>Scaling<text:line-break/>Performance<text:line-break/>Disaster Recovery<text:line-break/>Compliance</text:p>
      <text:p text:style-name="Text_20_body">The only final architectural artifact missing is:</text:p>
      <text:p text:style-name="Text_20_body">🔄 <text:span text:style-name="Strong_20_Emphasis">Complete System Event &amp; Trigger Topology Map (Full Cloud Function Flow Graph)</text:span></text:p>
      <text:p text:style-name="Text_20_body">That will unify everything into a single operational lifecycle diagram.</text:p>
      <text:p text:style-name="Text_20_body">Shall we build that final master system topology now?</text:p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28T10:08:39.402852032</meta:creation-date>
    <dc:date>2026-03-02T15:51:32.085919088</dc:date>
    <meta:editing-duration>PT18M25S</meta:editing-duration>
    <meta:editing-cycles>12</meta:editing-cycles>
    <meta:generator>LibreOffice/24.2.7.2$Linux_X86_64 LibreOffice_project/420$Build-2</meta:generator>
    <meta:document-statistic meta:table-count="2" meta:image-count="0" meta:object-count="0" meta:page-count="9" meta:paragraph-count="249" meta:word-count="839" meta:character-count="6127" meta:non-whitespace-character-count="5523"/>
  </office:meta>
</office:document-meta>
</file>